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Object.getValidity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Object.CachedObject( SourceValidity validity , Object _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dObjec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